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fo:font-size="20pt" officeooo:rsid="00162f69" officeooo:paragraph-rsid="00162f69" style:font-size-asian="17.5pt" style:font-size-complex="20pt"/>
    </style:style>
    <style:style style:name="T1" style:family="text">
      <style:text-properties officeooo:rsid="00162f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20pt" officeooo:rsid="00162f69" officeooo:paragraph-rsid="00162f69" style:font-size-asian="17.5pt" style:font-size-complex="20pt"/>
    </style:style>
    <style:style style:name="MT1" style:family="text">
      <style:text-properties officeooo:rsid="00162f6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Stat 151 Midterm<text:tab/><text:tab/>Name: ___________________</text:p>
      </style:header>
      <style:footer>
        <text:p text:style-name="Footer"><text:tab/><text:span text:style-name="MT1">Page ___ of ___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4T13:36:52.933195046</meta:creation-date>
    <dc:date>2025-03-04T13:38:21.435007455</dc:date>
    <meta:editing-duration>PT1M28S</meta:editing-duration>
    <meta:editing-cycles>1</meta:editing-cycles>
    <meta:document-statistic meta:table-count="0" meta:image-count="0" meta:object-count="0" meta:page-count="1" meta:paragraph-count="3" meta:word-count="14" meta:character-count="102" meta:non-whitespace-character-count="88"/>
    <meta:generator>LibreOffice/7.4.7.2$Linux_X86_64 LibreOffice_project/40$Build-2</meta:generator>
  </office:meta>
</office:document-meta>
</file>